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/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6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4"/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0</text:p>
            <text:p text:style-name="P2"/>
            <text:p text:style-name="P4"><text:placeholder text:placeholder-type="text">&lt;o.sale_tax_id and o.sale_tax_id.amount or 0.00&gt;</text:placeholder>0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><text:soft-page-break/></text:p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BATCH NO(S): <text:s/><text:placeholder text:placeholder-type="text">&lt;o.material_info or ''&gt;</text:placeholder></text:p>
            <text:p text:style-name="P13"/>
            <text:p text:style-name="P13"/>
            <text:p text:style-name="P13"><text:soft-page-break/></text:p>
          </table:table-cell>
          <table:covered-table-cell/>
          <table:covered-table-cell/>
          <table:covered-table-cell/>
          <table:table-cell table:style-name="Table6.A1" office:value-type="string">
            <text:p text:style-name="P13"><text:s text:c="2"/></text:p>
            <text:p text:style-name="P13"><text:s/><text:placeholder text:placeholder-type="text">&lt;o.other_info or ''&gt;</text:placeholder></text:p>
            <text:p text:style-name="P13"/>
            <text:p text:style-name="P13"/>
            <text:p text:style-name="P13"><text:soft-page-break/></text:p>
            <text:p text:style-name="P13"/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  <text:p text:style-name="P4"/>
            <text:p text:style-name="P4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7"/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5:31:14</dc:date>
    <meta:editing-duration>P2DT10H59M12S</meta:editing-duration>
    <meta:editing-cycles>379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6" meta:word-count="418" meta:character-count="4391" meta:non-whitespace-character-count="3937"/>
  </office:meta>
</office:document-meta>
</file>